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176cm" fo:line-height="150%" fo:text-align="center" style:justify-single-word="false" fo:orphans="0" fo:widows="0" style:page-number="auto"/>
    </style:style>
    <style:style style:name="P2" style:family="paragraph" style:parent-style-name="Standard">
      <style:paragraph-properties fo:margin-top="0cm" fo:margin-bottom="0cm" fo:line-height="150%" fo:text-align="center" style:justify-single-word="false" fo:orphans="0" fo:widows="0">
        <style:tab-stops>
          <style:tab-stop style:position="10.372cm"/>
        </style:tab-stops>
      </style:paragraph-properties>
    </style:style>
    <style:style style:name="P3" style:family="paragraph" style:parent-style-name="Standard">
      <style:paragraph-properties fo:margin-top="0cm" fo:margin-bottom="0cm" fo:line-height="100%" fo:text-align="justify" style:justify-single-word="false" fo:orphans="0" fo:widows="0"/>
    </style:style>
    <style:style style:name="P4" style:family="paragraph" style:parent-style-name="Standard">
      <style:paragraph-properties fo:margin-top="0cm" fo:margin-bottom="0cm" fo:line-height="100%" fo:orphans="0" fo:widows="0"/>
    </style:style>
    <style:style style:name="P5" style:family="paragraph" style:parent-style-name="Standard">
      <style:paragraph-properties fo:margin-top="0cm" fo:margin-bottom="0cm" fo:line-height="100%" fo:text-align="center" style:justify-single-word="false" fo:orphans="0" fo:widows="0"/>
    </style:style>
    <style:style style:name="P6" style:family="paragraph" style:parent-style-name="Standard">
      <style:paragraph-properties fo:margin-top="0cm" fo:margin-bottom="0cm" fo:line-height="100%" fo:background-color="#ffffff">
        <style:background-image/>
      </style:paragraph-properties>
    </style:style>
    <style:style style:name="P7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8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9" style:family="paragraph" style:parent-style-name="Standard">
      <style:paragraph-properties fo:line-height="100%" fo:orphans="0" fo:widows="0" fo:padding-left="0cm" fo:padding-right="0cm" fo:padding-top="0cm" fo:padding-bottom="0.035cm" fo:border-left="none" fo:border-right="none" fo:border-top="none" fo:border-bottom="0.018cm solid #00000a"/>
    </style:style>
    <style:style style:name="P10" style:family="paragraph" style:parent-style-name="Standard">
      <style:paragraph-properties fo:margin-top="0.318cm" fo:margin-bottom="0.212cm" fo:line-height="100%" fo:orphans="0" fo:widows="0" fo:padding-left="0cm" fo:padding-right="0cm" fo:padding-top="0cm" fo:padding-bottom="0.035cm" fo:border-left="none" fo:border-right="none" fo:border-top="none" fo:border-bottom="0.018cm solid #00000a"/>
    </style:style>
    <style:style style:name="P11" style:family="paragraph" style:parent-style-name="Standard">
      <style:paragraph-properties fo:margin-top="0.318cm" fo:margin-bottom="0.212cm" fo:line-height="100%" fo:orphans="0" fo:widows="0"/>
    </style:style>
    <style:style style:name="P12" style:family="paragraph" style:parent-style-name="Standard">
      <style:paragraph-properties fo:margin-left="0.635cm" fo:margin-right="0cm" fo:margin-top="0.318cm" fo:margin-bottom="0.212cm" fo:line-height="100%" fo:orphans="0" fo:widows="0" fo:text-indent="0cm" style:auto-text-indent="false"/>
    </style:style>
    <style:style style:name="P13" style:family="paragraph" style:parent-style-name="Standard">
      <style:paragraph-properties fo:margin-left="0.635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1" fo:font-size="10pt" style:font-size-asian="10pt" style:font-name-complex="Arial2" style:font-size-complex="10pt"/>
    </style:style>
    <style:style style:name="P14" style:family="paragraph" style:parent-style-name="Standard">
      <style:paragraph-properties fo:margin-top="0.423cm" fo:margin-bottom="0cm" fo:line-height="100%" fo:background-color="#ffffff">
        <style:background-image/>
      </style:paragraph-properties>
    </style:style>
    <style:style style:name="P15" style:family="paragraph" style:parent-style-name="Standard">
      <style:paragraph-properties fo:margin-top="0.423cm" fo:margin-bottom="0cm" fo:line-height="100%" fo:text-align="justify" style:justify-single-word="false" fo:orphans="0" fo:widows="0"/>
    </style:style>
    <style:style style:name="P16" style:family="paragraph" style:parent-style-name="Standard">
      <style:paragraph-properties fo:margin-left="4.445cm" fo:margin-right="0cm" fo:margin-top="0cm" fo:margin-bottom="0cm" fo:line-height="100%" fo:text-indent="0cm" style:auto-text-indent="false" fo:background-color="#ffffff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17" style:family="paragraph" style:parent-style-name="Standard">
      <style:paragraph-properties fo:margin-left="1.27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1" fo:font-size="10pt" style:font-size-asian="10pt" style:font-name-complex="Arial2" style:font-size-complex="10pt"/>
    </style:style>
    <style:style style:name="P18" style:family="paragraph" style:parent-style-name="Standard">
      <style:paragraph-properties fo:margin-left="3.81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1" fo:font-size="10pt" style:font-size-asian="10pt" style:font-name-complex="Arial2" style:font-size-complex="10pt"/>
    </style:style>
    <style:style style:name="P19" style:family="paragraph" style:parent-style-name="Standard">
      <style:paragraph-properties fo:margin-top="0.318cm" fo:margin-bottom="0cm" fo:line-height="100%" fo:orphans="0" fo:widows="0" fo:padding-left="0cm" fo:padding-right="0cm" fo:padding-top="0cm" fo:padding-bottom="0.035cm" fo:border-left="none" fo:border-right="none" fo:border-top="none" fo:border-bottom="0.018cm solid #00000a"/>
    </style:style>
    <style:style style:name="P20" style:family="paragraph" style:parent-style-name="List_20_Paragraph" style:list-style-name="WWNum27">
      <style:paragraph-properties fo:margin-top="0cm" fo:margin-bottom="0cm" fo:line-height="100%" fo:background-color="#ffffff">
        <style:background-image/>
      </style:paragraph-properties>
    </style:style>
    <style:style style:name="P21" style:family="paragraph" style:parent-style-name="List_20_Paragraph" style:list-style-name="WWNum28">
      <style:paragraph-properties fo:margin-top="0cm" fo:margin-bottom="0cm" fo:line-height="100%" fo:background-color="#ffffff">
        <style:background-image/>
      </style:paragraph-properties>
    </style:style>
    <style:style style:name="P22" style:family="paragraph" style:parent-style-name="List_20_Paragraph" style:list-style-name="WWNum29">
      <style:paragraph-properties fo:margin-top="0cm" fo:margin-bottom="0cm" fo:line-height="100%" fo:background-color="#ffffff">
        <style:background-image/>
      </style:paragraph-properties>
    </style:style>
    <style:style style:name="P23" style:family="paragraph" style:parent-style-name="List_20_Paragraph" style:list-style-name="WWNum30">
      <style:paragraph-properties fo:margin-top="0cm" fo:margin-bottom="0cm" fo:line-height="100%" fo:background-color="#ffffff">
        <style:background-image/>
      </style:paragraph-properties>
    </style:style>
    <style:style style:name="P24" style:family="paragraph" style:parent-style-name="List_20_Paragraph" style:list-style-name="WWNum31">
      <style:paragraph-properties fo:margin-top="0cm" fo:margin-bottom="0cm" fo:line-height="100%" fo:background-color="#ffffff">
        <style:background-image/>
      </style:paragraph-properties>
    </style:style>
    <style:style style:name="P25" style:family="paragraph" style:parent-style-name="List_20_Paragraph" style:list-style-name="WWNum34">
      <style:paragraph-properties fo:margin-top="0cm" fo:margin-bottom="0cm" fo:line-height="100%" fo:background-color="#ffffff">
        <style:background-image/>
      </style:paragraph-properties>
    </style:style>
    <style:style style:name="P26" style:family="paragraph" style:parent-style-name="List_20_Paragraph" style:list-style-name="WWNum38">
      <style:paragraph-properties fo:margin-top="0cm" fo:margin-bottom="0cm" fo:line-height="100%" fo:background-color="#ffffff">
        <style:background-image/>
      </style:paragraph-properties>
    </style:style>
    <style:style style:name="P27" style:family="paragraph" style:parent-style-name="List_20_Paragraph" style:list-style-name="WWNum31">
      <style:paragraph-properties fo:margin-top="0cm" fo:margin-bottom="0cm" fo:line-height="100%" fo:orphans="0" fo:widows="0"/>
    </style:style>
    <style:style style:name="P28" style:family="paragraph" style:parent-style-name="List_20_Paragraph" style:list-style-name="WWNum35">
      <style:paragraph-properties fo:margin-top="0cm" fo:margin-bottom="0cm" fo:line-height="100%" fo:text-align="justify" style:justify-single-word="false" fo:orphans="0" fo:widows="0"/>
    </style:style>
    <style:style style:name="P29" style:family="paragraph" style:parent-style-name="List_20_Paragraph" style:list-style-name="WWNum34">
      <style:paragraph-properties fo:margin-top="0cm" fo:margin-bottom="0cm" fo:line-height="100%" fo:text-align="justify" style:justify-single-word="false" fo:orphans="0" fo:widows="0"/>
    </style:style>
    <style:style style:name="P30" style:family="paragraph" style:parent-style-name="List_20_Paragraph" style:list-style-name="WWNum34">
      <style:paragraph-properties fo:margin-top="0cm" fo:margin-bottom="0cm" fo:line-height="100%"/>
    </style:style>
    <style:style style:name="P31" style:family="paragraph" style:parent-style-name="List_20_Paragraph">
      <style:paragraph-properties fo:margin-left="3.635cm" fo:margin-right="0cm" fo:margin-top="0cm" fo:margin-bottom="0cm" fo:line-height="100%" fo:text-indent="0cm" style:auto-text-indent="false" fo:background-color="#ffffff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32" style:family="paragraph" style:parent-style-name="List_20_Paragraph" style:list-style-name="WWNum34">
      <style:paragraph-properties fo:margin-top="0cm" fo:margin-bottom="0.212cm" fo:line-height="100%" fo:orphans="0" fo:widows="0"/>
    </style:style>
    <style:style style:name="T1" style:family="text">
      <style:text-properties style:font-name="Arial1" fo:font-size="22pt" fo:font-weight="bold" style:font-size-asian="22pt" style:font-weight-asian="bold" style:font-name-complex="Arial2" style:font-size-complex="16pt" style:font-weight-complex="bold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weight-complex="bold"/>
    </style:style>
    <style:style style:name="T4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5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6" style:family="text">
      <style:text-properties style:font-name="Arial1" fo:font-size="10pt" style:text-underline-style="solid" style:text-underline-width="auto" style:text-underline-color="font-color" style:font-size-asian="10pt" style:font-name-complex="Arial2" style:font-size-complex="10pt"/>
    </style:style>
    <style:style style:name="T7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8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style:font-name="Arial1" fo:font-size="10pt" style:text-underline-style="none" fo:font-weight="bold" style:font-size-asian="10pt" style:font-weight-asian="bold" style:font-name-complex="Arial2" style:font-size-complex="10pt"/>
    </style:style>
    <style:style style:name="T10" style:family="text">
      <style:text-properties style:font-name="Arial1" fo:font-size="16pt" fo:font-weight="bold" style:font-size-asian="16pt" style:font-weight-asian="bold" style:font-name-complex="Arial2" style:font-size-complex="16pt"/>
    </style:style>
    <style:style style:name="T11" style:family="text">
      <style:text-properties style:font-name="Arial1" fo:font-size="16pt" style:text-underline-style="solid" style:text-underline-width="auto" style:text-underline-color="font-color" fo:font-weight="bold" style:font-size-asian="16pt" style:font-weight-asian="bold" style:font-name-complex="Arial2" style:font-size-complex="16pt"/>
    </style:style>
    <style:style style:name="T12" style:family="text">
      <style:text-properties style:font-name="Arial1" fo:font-size="9.5pt" fo:font-weight="bold" style:font-size-asian="9.5pt" style:font-weight-asian="bold" style:font-name-complex="Arial2" style:font-size-complex="9.5pt"/>
    </style:style>
    <style:style style:name="T13" style:family="text">
      <style:text-properties fo:color="#000000" style:font-name="Arial1" fo:font-size="10pt" style:text-underline-style="none" style:font-size-asian="10pt" style:font-name-complex="Arial2" style:font-size-complex="10pt"/>
    </style:style>
    <style:style style:name="T14" style:family="text">
      <style:text-properties fo:color="#000000" style:font-name="Arial1" fo:font-size="10pt" style:text-underline-style="none" fo:font-weight="bold" style:font-size-asian="10pt" style:font-weight-asian="bold" style:font-name-complex="Arial2" style:font-size-complex="10pt"/>
    </style:style>
    <style:style style:name="T15" style:family="text">
      <style:text-properties fo:color="#999999" style:font-name="Arial1" fo:font-size="10pt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fo:color="#1a0dab" style:font-name="Arial1" fo:font-size="10pt" style:text-underline-style="none" style:font-size-asian="10pt" style:font-name-complex="Arial2" style:font-size-complex="10pt"/>
    </style:style>
    <style:style style:name="T17" style:family="text">
      <style:text-properties fo:color="#ff0000" style:font-name="Arial1" fo:font-size="12pt" fo:font-weight="bold" style:font-size-asian="12pt" style:font-weight-asian="bold" style:font-name-complex="Arial2" style:font-size-complex="12pt"/>
    </style:style>
    <style:style style:name="T18" style:family="text">
      <style:text-properties fo:color="#ff0000" style:font-name="Arial1" fo:font-size="12pt" style:text-underline-style="solid" style:text-underline-width="auto" style:text-underline-color="font-color" fo:font-weight="bold" style:font-size-asian="12pt" style:font-weight-asian="bold" style:font-name-complex="Arial2" style:font-size-complex="12pt"/>
    </style:style>
    <style:style style:name="T19" style:family="text">
      <style:text-properties style:font-name="Arial"/>
    </style:style>
    <style:style style:name="T20" style:family="text">
      <style:text-properties style:font-name="Aria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liver Bathurst | Full Stack Developer</text:span></text:p>
      <text:p text:style-name="P2"><text:span text:style-name="T13">●</text:span><text:span text:style-name="T14"> </text:span><text:a xlink:type="simple" xlink:href="http://linkedin.com/in/oliverbathurst" text:style-name="Internet_20_link" text:visited-style-name="Visited_20_Internet_20_Link"><text:span text:style-name="T2">linkedin.com/in/oliverbathurst</text:span></text:a><text:span text:style-name="T13"> ●</text:span><text:span text:style-name="T14"> </text:span><text:a xlink:type="simple" xlink:href="mailto:oliverbathurst@outlook.com" text:style-name="Internet_20_link" text:visited-style-name="Visited_20_Internet_20_Link"><text:span text:style-name="T2">oliverbathurst@outlook.com</text:span></text:a><text:span text:style-name="T13"> ●</text:span><text:span text:style-name="T14"> </text:span><text:a xlink:type="simple" xlink:href="tel:07533536698" text:style-name="Internet_20_link" text:visited-style-name="Visited_20_Internet_20_Link"><text:span text:style-name="T3">07533536698</text:span></text:a><text:span text:style-name="T14"> </text:span><text:span text:style-name="T13">●</text:span><text:span text:style-name="T14"> </text:span><text:a xlink:type="simple" xlink:href="http://github.com/OliverMBathurst" text:style-name="Internet_20_link" text:visited-style-name="Visited_20_Internet_20_Link"><text:span text:style-name="T2">github.com/OliverMBathurst</text:span></text:a><text:span text:style-name="T13"> ●</text:span><text:span text:style-name="T14"> </text:span><text:a xlink:type="simple" xlink:href="https://olivermbathurst.github.io/" text:style-name="Internet_20_link" text:visited-style-name="Visited_20_Internet_20_Link"><text:span text:style-name="T2">olivermbathurst.github.io</text:span></text:a></text:p>
      <text:p text:style-name="P10"><text:span text:style-name="T10">Professional Profile</text:span></text:p>
      <text:p text:style-name="P11"><text:span text:style-name="T2">A highly initiative-taking and diligent individual, who has completed their degree in Computer Science from the University of Reading, graduating with highest honours and an academic award. Currently I am working within the Healthcare sector and have a background as a Full-Stack Developer in the Risk Management and Consultancy sectors, building enterprise software. Currently using the following stack: C#, React, TypeScript, SQL, Azure, .NET Core/.NET Framework.</text:span></text:p>
      <text:p text:style-name="P10"><text:span text:style-name="T10">Skills</text:span></text:p>
      <text:p text:style-name="P12"><text:span text:style-name="T4">· </text:span><text:span text:style-name="T2">C#<text:tab/><text:tab/></text:span><text:span text:style-name="T4">· .</text:span><text:span text:style-name="T2">NET Core<text:tab/><text:tab/></text:span><text:span text:style-name="T4">· </text:span><text:span text:style-name="T3">.NET Framework</text:span><text:span text:style-name="T4"> <text:tab/><text:tab/>· </text:span><text:span text:style-name="T2">Full Stack</text:span><text:span text:style-name="T4"> </text:span><text:span text:style-name="T2">Development</text:span></text:p>
      <text:p text:style-name="P12"><text:span text:style-name="T4">· </text:span><text:span text:style-name="T2">SQL<text:tab/><text:tab/></text:span><text:span text:style-name="T4">· </text:span><text:span text:style-name="T3">React</text:span><text:span text:style-name="T4"><text:tab/><text:tab/><text:tab/>· </text:span><text:span text:style-name="T3">TypeScript</text:span><text:span text:style-name="T4"><text:tab/></text:span><text:span text:style-name="T2"><text:tab/><text:tab/></text:span><text:span text:style-name="T4">·</text:span><text:span text:style-name="T2"> JavaScript</text:span><text:span text:style-name="T4"> </text:span></text:p>
      <text:p text:style-name="P12"><text:span text:style-name="T4">· </text:span><text:span text:style-name="T3">Azure</text:span><text:span text:style-name="T4"><text:tab/><text:tab/>· </text:span><text:span text:style-name="T2">Visual Studio<text:tab/><text:tab/></text:span><text:span text:style-name="T4">· </text:span><text:span text:style-name="T2">Git<text:tab/></text:span><text:span text:style-name="T4"><text:tab/><text:tab/><text:tab/>· </text:span><text:span text:style-name="T2">Unit testing</text:span></text:p>
      <text:p text:style-name="P12"><text:span text:style-name="T4">· </text:span><text:span text:style-name="T2">Agile</text:span><text:span text:style-name="T4"><text:tab/><text:tab/>· </text:span><text:span text:style-name="T2">NUnit/MSTest<text:tab/><text:tab/></text:span></text:p>
      <text:p text:style-name="P10"><text:span text:style-name="T10">Experience</text:span></text:p>
      <text:p text:style-name="P14"><text:span text:style-name="T7">Sept 2020 to Present, NHS Improvement</text:span></text:p>
      <text:p text:style-name="P6"><text:span text:style-name="T3">Address</text:span><text:span text:style-name="T4">: </text:span><text:span text:style-name="T3">Wellington House, 133-155 Waterloo Road</text:span></text:p>
      <text:p text:style-name="P14"><text:span text:style-name="T9"><text:tab/></text:span><text:span text:style-name="T7">Oct 2021 to Present, <text:s/>Developer</text:span></text:p>
      <text:p text:style-name="P14"><text:span text:style-name="T9"><text:tab/></text:span><text:span text:style-name="T7">Sept 2020 to Oct 2021, Support Developer</text:span></text:p>
      <text:list xml:id="list3925788473554530860" text:style-name="WWNum27">
        <text:list-item>
          <text:p text:style-name="P20"><text:span text:style-name="T3">Created a search indexer as an Azure WebJob to facilitate searching across NHS core products</text:span></text:p>
        </text:list-item>
        <text:list-item>
          <text:p text:style-name="P20"><text:span text:style-name="T3">Full stack development of the </text:span><text:a xlink:type="simple" xlink:href="https://www.england.nhs.uk/insights-platform/" text:style-name="Internet_20_link" text:visited-style-name="Visited_20_Internet_20_Link"><text:span text:style-name="T3">NHS Insights Platform</text:span></text:a><text:span text:style-name="T3"> primarily, using React, C#, .NET Core</text:span></text:p>
        </text:list-item>
        <text:list-item>
          <text:p text:style-name="P20"><text:span text:style-name="T20">Pioneered a multi-threaded email sending solution to process application invitations 90%+ faster than the previous method </text:span></text:p>
        </text:list-item>
      </text:list>
      <text:p text:style-name="P31"/>
      <text:p text:style-name="P6"><text:span text:style-name="T7">Jan 2020 to Sept 2020, CGI - C# Software Engineer</text:span></text:p>
      <text:p text:style-name="P6"><text:span text:style-name="T3">Address</text:span><text:span text:style-name="T4">: </text:span><text:span text:style-name="T2">250 Brook Dr, Reading RG2 6UA</text:span></text:p>
      <text:p text:style-name="P6"><text:span text:style-name="T2">Main duties:</text:span></text:p>
      <text:list xml:id="list6306802664898225840" text:style-name="WWNum28">
        <text:list-item>
          <text:p text:style-name="P21"><text:span text:style-name="T2">Regularly attending daily meetings/stand-ups</text:span></text:p>
        </text:list-item>
        <text:list-item>
          <text:p text:style-name="P21"><text:span text:style-name="T2">Updating important documentation and processes</text:span></text:p>
        </text:list-item>
        <text:list-item>
          <text:p text:style-name="P21"><text:span text:style-name="T2">Updating the internal wiki</text:span></text:p>
        </text:list-item>
      </text:list>
      <text:p text:style-name="P16"/>
      <text:p text:style-name="P6"><text:span text:style-name="T7">Jun 2018 to Dec 2019, Sword GRC - C# Software Developer (Full-Stack Developer)</text:span></text:p>
      <text:p text:style-name="P6"><text:span text:style-name="T3">Address</text:span><text:span text:style-name="T4">: </text:span><text:span text:style-name="T2">1 Grenfell Road, Maidenhead SL6 1HN</text:span></text:p>
      <text:p text:style-name="P6"><text:span text:style-name="T2">Main duties:</text:span></text:p>
      <text:list xml:id="list6206741740111260234" text:style-name="WWNum29">
        <text:list-item>
          <text:p text:style-name="P22"><text:span text:style-name="T2">Independently creating features and bug fixes for their flagship product Active Risk Manager in an Agile fashion</text:span></text:p>
        </text:list-item>
        <text:list-item>
          <text:p text:style-name="P22"><text:span text:style-name="T2">Conferring with colleagues about best practices and UI design decisions</text:span></text:p>
        </text:list-item>
        <text:list-item>
          <text:p text:style-name="P22"><text:span text:style-name="T2">Engaging in full-stack development, from Typescript to C#</text:span></text:p>
        </text:list-item>
      </text:list>
      <text:p text:style-name="P16"/>
      <text:p text:style-name="P6"><text:span text:style-name="T7">Sept 2017 to Jun 2018, University of Reading - Year 3 Course Representative</text:span></text:p>
      <text:p text:style-name="P6"><text:span text:style-name="T2">Main duties:</text:span></text:p>
      <text:list xml:id="list2663427023432796599" text:style-name="WWNum30">
        <text:list-item>
          <text:p text:style-name="P23"><text:span text:style-name="T2">Consulting with students and staff, setting up effective communication channels to engage with student queries</text:span></text:p>
        </text:list-item>
        <text:list-item>
          <text:p text:style-name="P23"><text:span text:style-name="T2">Regularly attending meetings with staff, highlighting student concerns</text:span></text:p>
        </text:list-item>
      </text:list>
      <text:p text:style-name="P7"/>
      <text:p text:style-name="P6"><text:span text:style-name="T7">Sept 2017 to Oct 2017, FutureLearn - Java/Android Mentor</text:span></text:p>
      <text:p text:style-name="P6"><text:span text:style-name="T2">Main duties:</text:span></text:p>
      <text:list xml:id="list1363856233038848102" text:style-name="WWNum31">
        <text:list-item>
          <text:p text:style-name="P24"><text:soft-page-break/><text:span text:style-name="T2">Helping users create their first Android app/game in Java</text:span></text:p>
        </text:list-item>
        <text:list-item>
          <text:p text:style-name="P27"><text:span text:style-name="T2">Answering programming questions from people around the globe</text:span></text:p>
        </text:list-item>
        <text:list-item>
          <text:p text:style-name="P27"><text:span text:style-name="T2">Helping fix and optimise Java/Android code</text:span></text:p>
        </text:list-item>
      </text:list>
      <text:p text:style-name="P10"><text:span text:style-name="T10">Education</text:span></text:p>
      <text:p text:style-name="P15"><text:span text:style-name="T7">2015 to 2018, University of Reading</text:span><text:span text:style-name="T6"> - </text:span><text:span text:style-name="T7">BSc. (Hons) Computer Science</text:span></text:p>
      <text:list xml:id="list4496799368648729717" text:style-name="WWNum35">
        <text:list-item>
          <text:p text:style-name="P28"><text:span text:style-name="T3">Graduated with</text:span><text:span text:style-name="T4"> First Class Honours (78%)</text:span></text:p>
        </text:list-item>
      </text:list>
      <text:list xml:id="list8228432633793034989" text:style-name="WWNum34">
        <text:list-item>
          <text:p text:style-name="P29"><text:span text:style-name="T3">Studied a variety of different modules within computer science, including computer architecture, operating systems, object-oriented programming/programming, algorithms, databases, information security, and cryptography</text:span></text:p>
        </text:list-item>
      </text:list>
      <text:p text:style-name="P13"/>
      <text:p text:style-name="P3"><text:span text:style-name="T7">2013 to 2015, City of Oxford College - BTEC Level 3 IT Practitioners</text:span></text:p>
      <text:list xml:id="list38426689" text:continue-numbering="true" text:style-name="WWNum34">
        <text:list-item>
          <text:p text:style-name="P29"><text:span text:style-name="T4">D*D*D*</text:span><text:span text:style-name="T2"> (Highest Honours)</text:span></text:p>
        </text:list-item>
      </text:list>
      <text:p text:style-name="P17"/>
      <text:p text:style-name="P3"><text:span text:style-name="T7">2010 to 2013, Lord Williams’ School - GCSEs</text:span></text:p>
      <text:list xml:id="list38434080" text:continue-numbering="true" text:style-name="WWNum34">
        <text:list-item>
          <text:p text:style-name="P29"><text:span text:style-name="T4">8 A*- C</text:span><text:span text:style-name="T2"> (Including Maths and English)</text:span></text:p>
        </text:list-item>
      </text:list>
      <text:p text:style-name="P18"/>
      <text:p text:style-name="P9"><text:span text:style-name="T10">Honours &amp; Awards</text:span></text:p>
      <text:p text:style-name="P4"><text:span text:style-name="T8">Jul 2018</text:span><text:span text:style-name="T6">, </text:span><text:span text:style-name="T8">Hockney Prize - University of Reading</text:span></text:p>
      <text:list xml:id="list38417851" text:continue-numbering="true" text:style-name="WWNum34">
        <text:list-item>
          <text:p text:style-name="P30"><text:span text:style-name="T2">Prize for being the 'Best Computer Science Student' - achieving the highest mark in Computer Science</text:span></text:p>
        </text:list-item>
      </text:list>
      <text:p text:style-name="P19"><text:span text:style-name="T10">Certifications</text:span></text:p>
      <text:p text:style-name="P11"><text:span text:style-name="T7">April 2021, Microsoft Certified: Azure Fundamentals</text:span></text:p>
      <text:list xml:id="list38413104" text:continue-numbering="true" text:style-name="WWNum34">
        <text:list-item>
          <text:p text:style-name="P32"><text:span text:style-name="T3">No expiry date</text:span></text:p>
        </text:list-item>
      </text:list>
      <text:p text:style-name="P10"><text:span text:style-name="T10">Volunteer Experience</text:span></text:p>
      <text:p text:style-name="P6"><text:span text:style-name="T7">in2scienceUK</text:span></text:p>
      <text:p text:style-name="P6"><text:span text:style-name="T3">Address</text:span><text:span text:style-name="T4">: </text:span><text:span text:style-name="T2">10 Queen St Pl, London EC4R 1BE</text:span></text:p>
      <text:p text:style-name="P7"/>
      <text:p text:style-name="P6"><text:span text:style-name="T7">May 2019, Placement Interviewer</text:span></text:p>
      <text:p text:style-name="P6"><text:span text:style-name="T2">Main duties:</text:span></text:p>
      <text:list xml:id="list38415918" text:continue-numbering="true" text:style-name="WWNum34">
        <text:list-item>
          <text:p text:style-name="P25"><text:span text:style-name="T2">Helping to allocate STEM placements to A-level students.</text:span></text:p>
        </text:list-item>
        <text:list-item>
          <text:p text:style-name="P25"><text:span text:style-name="T2">Advising and encouraging prospective university students, giving computer science specific instruction where appropriate</text:span></text:p>
        </text:list-item>
        <text:list-item>
          <text:p text:style-name="P25"><text:span text:style-name="T2">Imparting knowledge of further study and informing students of the choices they have</text:span></text:p>
        </text:list-item>
      </text:list>
      <text:p text:style-name="P8"/>
      <text:p text:style-name="P6"><text:span text:style-name="T7">July 2018, Workshop Instructor</text:span></text:p>
      <text:p text:style-name="P6"><text:span text:style-name="T2">Main duties:</text:span></text:p>
      <text:list xml:id="list1976469573119163476" text:style-name="WWNum38">
        <text:list-item>
          <text:p text:style-name="P26"><text:span text:style-name="T2">Assisting and encouraging aspiring university hopefuls in programming</text:span></text:p>
        </text:list-item>
        <text:list-item>
          <text:p text:style-name="P26"><text:span text:style-name="T2">Running programming workshops, teaching rudimentary Java/C# and fundamentals/paradigms of OOP and procedural programmi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font-size-asian="10pt" style:language-asian="en" style:country-asian="GB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fo:color="#000000" style:font-name="Times New Roman" fo:font-size="12pt" fo:language="en" fo:country="US" style:font-name-asian="Calibri1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12pt" style:font-size-asian="12pt" style:font-size-complex="12pt"/>
    </style:style>
    <style:style style:name="List_20_Bullet" style:display-name="List Bullet" style:family="paragraph" style:parent-style-name="Standard" style:default-outline-level="" style:list-style-name="">
      <style:paragraph-properties fo:margin-top="0cm" fo:margin-bottom="0cm" fo:line-height="100%"/>
      <style:text-properties style:font-name="Times New Roman" fo:font-size="12pt" style:font-size-asian="12pt" style:language-asian="en" style:country-asian="US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" fo:font-size="12pt" style:font-size-asian="12pt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ody_20_Text_20_Indent_20_Char" style:display-name="Body Text Indent Char" style:family="text">
      <style:text-properties style:font-name="Times New Roman" fo:font-size="12pt" style:font-size-asian="12pt" style:font-size-complex="12pt"/>
    </style:style>
    <style:style style:name="Header_20_Char" style:display-name="Header Char" style:family="text">
      <style:text-properties style:font-name="Times New Roman" fo:font-size="12pt" style:font-size-asian="12pt" style:font-size-complex="12pt"/>
    </style:style>
    <style:style style:name="apple-converted-space" style:family="text" style:parent-style-name="Default_20_Paragraph_20_Font"/>
    <style:style style:name="Balloon_20_Text_20_Char" style:display-name="Balloon Text Char" style:family="text">
      <style:text-properties style:font-name="Segoe UI" fo:font-size="9pt" style:font-size-asian="9pt" style:font-name-complex="Segoe UI1" style:font-size-complex="9pt"/>
    </style:style>
    <style:style style:name="FollowedHyperlink" style:family="text">
      <style:text-properties fo:color="#954f72" style:text-underline-style="solid" style:text-underline-width="auto" style:text-underline-color="font-color"/>
    </style:style>
    <style:style style:name="Mention1" style:family="text">
      <style:text-properties fo:color="#2b579a"/>
    </style:style>
    <style:style style:name="Unresolved_20_Mention1" style:display-name="Unresolved Mention1" style:family="text">
      <style:text-properties fo:color="#808080"/>
    </style:style>
    <style:style style:name="Footer_20_Char" style:display-name="Footer Char" style:family="text">
      <style:text-properties fo:font-size="11pt" fo:language="en" fo:country="GB" style:font-size-asian="11pt" style:language-asian="en" style:country-asian="GB" style:font-size-complex="11pt"/>
    </style:style>
    <style:style style:name="Unresolved_20_Mention" style:display-name="Unresolved Mention" style:family="text">
      <style:text-properties fo:color="#605e5c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56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83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1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87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 text:start-value="2015">
        <style:list-level-properties text:list-level-position-and-space-mode="label-alignment">
          <style:list-level-label-alignment text:label-followed-by="listtab" fo:text-indent="-1.588cm" fo:margin-left="1.588cm"/>
        </style:list-level-properties>
      </text:list-level-style-number>
      <text:list-level-style-number text:level="2" style:num-format="1" text:start-value="2018" text:display-levels="2">
        <style:list-level-properties text:list-level-position-and-space-mode="label-alignment">
          <style:list-level-label-alignment text:label-followed-by="listtab" fo:text-indent="-1.588cm" fo:margin-left="1.5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588cm" fo:margin-left="1.58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88cm" fo:margin-left="1.58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 text:start-value="2013">
        <style:list-level-properties text:list-level-position-and-space-mode="label-alignment">
          <style:list-level-label-alignment text:label-followed-by="listtab" fo:text-indent="-1.588cm" fo:margin-left="1.588cm"/>
        </style:list-level-properties>
      </text:list-level-style-number>
      <text:list-level-style-number text:level="2" style:num-format="1" text:start-value="2015" text:display-levels="2">
        <style:list-level-properties text:list-level-position-and-space-mode="label-alignment">
          <style:list-level-label-alignment text:label-followed-by="listtab" fo:text-indent="-1.588cm" fo:margin-left="1.5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588cm" fo:margin-left="1.58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88cm" fo:margin-left="1.58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635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4.905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886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 text:start-value="2015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 text:start-value="2015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fo:line-height="100%" fo:text-align="center" style:justify-single-word="false" fo:orphans="0" fo:widows="0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2769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iver Bathurst</meta:initial-creator>
    <meta:editing-cycles>69</meta:editing-cycles>
    <meta:print-date>2021-03-12T12:00:00</meta:print-date>
    <meta:creation-date>2021-03-12T12:00:00</meta:creation-date>
    <dc:date>2021-10-14T18:19:26</dc:date>
    <meta:editing-duration>PT1M40S</meta:editing-duration>
    <meta:generator>OpenOffice/4.1.11$Win32 OpenOffice.org_project/4111m1$Build-9808</meta:generator>
    <meta:document-statistic meta:table-count="0" meta:image-count="0" meta:object-count="0" meta:page-count="2" meta:paragraph-count="65" meta:word-count="562" meta:character-count="3775"/>
    <meta:user-defined meta:name="AppVersion">16.0000</meta:user-defined>
    <meta:user-defined meta:name="Company">Deloitte Touche Tohmatsu Services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